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fr" fo:country="FR" officeooo:rsid="001f15c1" officeooo:paragraph-rsid="001f15c1"/>
    </style:style>
    <style:style style:name="P2" style:family="paragraph" style:parent-style-name="Text_20_body">
      <style:text-properties fo:language="fr" fo:country="FR" officeooo:rsid="001f15c1" officeooo:paragraph-rsid="001f15c1"/>
    </style:style>
    <style:style style:name="P3" style:family="paragraph" style:parent-style-name="Title">
      <style:text-properties fo:language="fr" fo:country="FR"/>
    </style:style>
    <style:style style:name="P4" style:family="paragraph" style:parent-style-name="Text_20_body">
      <style:text-properties fo:language="fr" fo:country="FR" officeooo:rsid="002a8cf2" officeooo:paragraph-rsid="002a8cf2" fo:background-color="transparent"/>
    </style:style>
    <style:style style:name="P5" style:family="paragraph" style:parent-style-name="Subtitle">
      <style:text-properties officeooo:rsid="00261d61" officeooo:paragraph-rsid="00261d61"/>
    </style:style>
    <style:style style:name="P6" style:family="paragraph" style:parent-style-name="Text_20_body">
      <style:text-properties officeooo:rsid="00261d61" officeooo:paragraph-rsid="00261d61"/>
    </style:style>
    <style:style style:name="P7" style:family="paragraph" style:parent-style-name="Subtitle">
      <style:text-properties fo:font-size="22pt" fo:language="fr" fo:country="FR" officeooo:rsid="001f15c1" officeooo:paragraph-rsid="001f15c1" style:font-size-asian="22pt" style:font-size-complex="22pt"/>
    </style:style>
    <style:style style:name="P8" style:family="paragraph" style:parent-style-name="Text_20_body">
      <style:text-properties officeooo:rsid="0020d5a8" officeooo:paragraph-rsid="0020d5a8"/>
    </style:style>
    <style:style style:name="P9" style:family="paragraph" style:parent-style-name="Text_20_body">
      <style:text-properties officeooo:rsid="00224ba5" officeooo:paragraph-rsid="00224ba5"/>
    </style:style>
    <style:style style:name="P10" style:family="paragraph" style:parent-style-name="Text_20_body">
      <style:text-properties officeooo:rsid="00224ba5" officeooo:paragraph-rsid="00287327"/>
    </style:style>
    <style:style style:name="P11" style:family="paragraph" style:parent-style-name="Text_20_body">
      <style:text-properties fo:font-weight="bold" officeooo:rsid="00224ba5" officeooo:paragraph-rsid="00224ba5" style:font-weight-asian="bold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rsid="00273c47" officeooo:paragraph-rsid="00273c47" style:font-weight-asian="bold" style:font-weight-complex="bold"/>
    </style:style>
    <style:style style:name="P14" style:family="paragraph" style:parent-style-name="Text_20_body">
      <style:text-properties fo:font-weight="bold" officeooo:rsid="003761f6" officeooo:paragraph-rsid="003761f6" style:font-weight-asian="bold" style:font-weight-complex="bold"/>
    </style:style>
    <style:style style:name="P15" style:family="paragraph" style:parent-style-name="Text_20_body">
      <style:text-properties officeooo:rsid="00273c47" officeooo:paragraph-rsid="00273c47"/>
    </style:style>
    <style:style style:name="P16" style:family="paragraph" style:parent-style-name="Text_20_body">
      <style:text-properties officeooo:rsid="002a8cf2" officeooo:paragraph-rsid="002a8cf2"/>
    </style:style>
    <style:style style:name="P17" style:family="paragraph" style:parent-style-name="Text_20_body">
      <style:text-properties officeooo:rsid="002bbe90" officeooo:paragraph-rsid="002bbe90"/>
    </style:style>
    <style:style style:name="P18" style:family="paragraph" style:parent-style-name="Text_20_body">
      <style:text-properties officeooo:rsid="003761f6" officeooo:paragraph-rsid="003761f6"/>
    </style:style>
    <style:style style:name="P19" style:family="paragraph" style:parent-style-name="Text_20_body">
      <style:text-properties officeooo:rsid="00399813" officeooo:paragraph-rsid="00399813"/>
    </style:style>
    <style:style style:name="P20" style:family="paragraph" style:parent-style-name="Text_20_body">
      <style:text-properties officeooo:rsid="003a7aa5" officeooo:paragraph-rsid="003a7aa5"/>
    </style:style>
    <style:style style:name="P21" style:family="paragraph" style:parent-style-name="Text_20_body">
      <style:text-properties officeooo:rsid="004047b4" officeooo:paragraph-rsid="004047b4"/>
    </style:style>
    <style:style style:name="P22" style:family="paragraph" style:parent-style-name="Text_20_body">
      <style:text-properties officeooo:rsid="004ff374" officeooo:paragraph-rsid="004ff374"/>
    </style:style>
    <style:style style:name="P23" style:family="paragraph" style:parent-style-name="Text_20_body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tyle="italic" fo:font-weight="bold" officeooo:rsid="0049b9b2" officeooo:paragraph-rsid="0049b9b2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officeooo:rsid="004dbf11" officeooo:paragraph-rsid="004e0f22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Text_20_body">
      <style:text-properties officeooo:rsid="002a8cf2" officeooo:paragraph-rsid="002a8cf2" fo:background-color="transparent"/>
    </style:style>
    <style:style style:name="P32" style:family="paragraph" style:parent-style-name="Text_20_body">
      <style:text-properties officeooo:rsid="0055a793" officeooo:paragraph-rsid="0055a793"/>
    </style:style>
    <style:style style:name="P33" style:family="paragraph" style:parent-style-name="Header">
      <style:text-properties fo:language="fr" fo:country="FR" officeooo:rsid="001f15c1" officeooo:paragraph-rsid="001f15c1"/>
    </style:style>
    <style:style style:name="P34" style:family="paragraph" style:parent-style-name="Heading_20_1">
      <style:paragraph-properties fo:break-before="page"/>
      <style:text-properties fo:language="fr" fo:country="FR" officeooo:rsid="002a8cf2" officeooo:paragraph-rsid="002a8cf2"/>
    </style:style>
    <style:style style:name="P35" style:family="paragraph" style:parent-style-name="Heading_20_1" style:list-style-name="">
      <style:text-properties fo:language="fr" fo:country="FR"/>
    </style:style>
    <style:style style:name="P36" style:family="paragraph" style:parent-style-name="Heading_20_1">
      <style:paragraph-properties fo:break-before="page"/>
      <style:text-properties fo:language="fr" fo:country="FR"/>
    </style:style>
    <style:style style:name="P37" style:family="paragraph" style:parent-style-name="Heading_20_1">
      <style:text-properties officeooo:rsid="002507c6" officeooo:paragraph-rsid="002507c6"/>
    </style:style>
    <style:style style:name="P38" style:family="paragraph" style:parent-style-name="Heading_20_1" style:list-style-name="">
      <style:text-properties officeooo:rsid="0035f092" officeooo:paragraph-rsid="0035f092"/>
    </style:style>
    <style:style style:name="P39" style:family="paragraph" style:parent-style-name="Heading_20_1">
      <style:text-properties officeooo:paragraph-rsid="0049b9b2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rsid="002cd6b0" officeooo:paragraph-rsid="002cd6b0"/>
    </style:style>
    <style:style style:name="P42" style:family="paragraph" style:parent-style-name="Heading_20_1">
      <style:text-properties officeooo:rsid="00561bf7" officeooo:paragraph-rsid="00561bf7"/>
    </style:style>
    <style:style style:name="P43" style:family="paragraph" style:parent-style-name="Heading_20_2">
      <style:text-properties officeooo:rsid="004e0f22" officeooo:paragraph-rsid="004e0f22"/>
    </style:style>
    <style:style style:name="P44" style:family="paragraph" style:parent-style-name="Heading_20_2">
      <style:text-properties officeooo:rsid="004ff374" officeooo:paragraph-rsid="004ff374"/>
    </style:style>
    <style:style style:name="P45" style:family="paragraph" style:parent-style-name="Heading_20_3">
      <style:text-properties officeooo:rsid="004ff374" officeooo:paragraph-rsid="004ff374"/>
    </style:style>
    <style:style style:name="P46" style:family="paragraph" style:parent-style-name="Heading_20_3">
      <style:text-properties officeooo:rsid="00561bf7" officeooo:paragraph-rsid="00561bf7"/>
    </style:style>
    <style:style style:name="P47" style:family="paragraph" style:parent-style-name="Text_20_body" style:list-style-name="L1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48" style:family="paragraph" style:parent-style-name="Text_20_body" style:list-style-name="L1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49" style:family="paragraph" style:parent-style-name="Text_20_body" style:list-style-name="L1">
      <style:text-properties fo:font-style="normal" fo:font-weight="normal" officeooo:rsid="0048183c" officeooo:paragraph-rsid="0048ccc0" style:font-style-asian="normal" style:font-weight-asian="normal" style:font-style-complex="normal" style:font-weight-complex="normal"/>
    </style:style>
    <style:style style:name="P50" style:family="paragraph" style:parent-style-name="Text_20_body" style:list-style-name="L1">
      <style:text-properties fo:font-style="normal" fo:font-weight="normal" officeooo:rsid="0048ac24" officeooo:paragraph-rsid="0048ccc0" style:font-style-asian="normal" style:font-weight-asian="normal" style:font-style-complex="normal" style:font-weight-complex="normal"/>
    </style:style>
    <style:style style:name="P51" style:family="paragraph" style:parent-style-name="Text_20_body" style:list-style-name="L2">
      <style:text-properties fo:font-style="normal" officeooo:rsid="00319e10" officeooo:paragraph-rsid="00319e10" style:font-style-asian="normal" style:font-style-complex="normal"/>
    </style:style>
    <style:style style:name="P52" style:family="paragraph" style:parent-style-name="Text_20_body" style:list-style-name="L2">
      <style:text-properties fo:font-style="normal" officeooo:rsid="00351bbb" officeooo:paragraph-rsid="00351bbb" style:font-style-asian="normal" style:font-style-complex="normal"/>
    </style:style>
    <style:style style:name="P53" style:family="paragraph" style:parent-style-name="Text_20_body" style:list-style-name="L2">
      <style:text-properties fo:font-style="normal" officeooo:rsid="004047b4" officeooo:paragraph-rsid="004047b4" style:font-style-asian="normal" style:font-style-complex="normal"/>
    </style:style>
    <style:style style:name="P54" style:family="paragraph" style:parent-style-name="Text_20_body" style:list-style-name="L2">
      <style:text-properties fo:font-style="normal" officeooo:rsid="0043f8b3" officeooo:paragraph-rsid="0043f8b3" style:font-style-asian="normal" style:font-style-complex="normal"/>
    </style:style>
    <style:style style:name="P55" style:family="paragraph" style:parent-style-name="Text_20_body" style:list-style-name="L2">
      <style:text-properties fo:font-style="normal" officeooo:rsid="005b7486" officeooo:paragraph-rsid="005b7486" style:font-style-asian="normal" style:font-style-complex="normal"/>
    </style:style>
    <style:style style:name="P56" style:family="paragraph" style:parent-style-name="Text_20_body">
      <style:text-properties fo:font-style="normal" officeooo:rsid="005b7486" officeooo:paragraph-rsid="005b7486" style:font-style-asian="normal" style:font-style-complex="normal"/>
    </style:style>
    <style:style style:name="P57" style:family="paragraph" style:parent-style-name="Text_20_body" style:list-style-name="L2">
      <style:text-properties officeooo:paragraph-rsid="0059093b"/>
    </style:style>
    <style:style style:name="P58" style:family="paragraph" style:parent-style-name="Text_20_body" style:list-style-name="L2">
      <style:text-properties officeooo:paragraph-rsid="00450897"/>
    </style:style>
    <style:style style:name="P59" style:family="paragraph" style:parent-style-name="Text_20_body" style:list-style-name="L2">
      <style:text-properties officeooo:rsid="002cd6b0" officeooo:paragraph-rsid="002cd6b0"/>
    </style:style>
    <style:style style:name="P60" style:family="paragraph" style:parent-style-name="Text_20_body" style:list-style-name="L2">
      <style:text-properties officeooo:rsid="0030dbba" officeooo:paragraph-rsid="0030dbba"/>
    </style:style>
    <style:style style:name="P61" style:family="paragraph" style:parent-style-name="Text_20_body" style:list-style-name="L2">
      <style:text-properties officeooo:rsid="00319e10" officeooo:paragraph-rsid="00319e10"/>
    </style:style>
    <style:style style:name="P62" style:family="paragraph" style:parent-style-name="Text_20_body" style:list-style-name="L2">
      <style:text-properties officeooo:rsid="00332d4d" officeooo:paragraph-rsid="00332d4d"/>
    </style:style>
    <style:style style:name="P63" style:family="paragraph" style:parent-style-name="Text_20_body">
      <style:text-properties officeooo:rsid="00561bf7" officeooo:paragraph-rsid="00561bf7"/>
    </style:style>
    <style:style style:name="P64" style:family="paragraph" style:parent-style-name="Text_20_body" style:list-style-name="L3">
      <style:text-properties officeooo:rsid="00561bf7" officeooo:paragraph-rsid="00561bf7"/>
    </style:style>
    <style:style style:name="P65" style:family="paragraph" style:parent-style-name="Text_20_body">
      <style:text-properties fo:font-weight="bold" officeooo:rsid="00561bf7" officeooo:paragraph-rsid="00561bf7" style:font-weight-asian="bold" style:font-weight-complex="bold"/>
    </style:style>
    <style:style style:name="P66" style:family="paragraph" style:parent-style-name="Text_20_body">
      <style:text-properties fo:font-weight="bold" officeooo:rsid="005ae6f9" officeooo:paragraph-rsid="005ae6f9" style:font-weight-asian="bold" style:font-weight-complex="bold"/>
    </style:style>
    <style:style style:name="P67" style:family="paragraph" style:parent-style-name="Text_20_body">
      <style:text-properties officeooo:rsid="0057f73e" officeooo:paragraph-rsid="0057f73e"/>
    </style:style>
    <style:style style:name="P68" style:family="paragraph" style:parent-style-name="Text_20_body">
      <style:text-properties fo:font-weight="normal" officeooo:rsid="005ae6f9" officeooo:paragraph-rsid="005ae6f9" style:font-weight-asian="normal" style:font-weight-complex="normal"/>
    </style:style>
    <style:style style:name="P69" style:family="paragraph" style:parent-style-name="Text_20_body" style:list-style-name="L2">
      <style:text-properties officeooo:rsid="005b7486" officeooo:paragraph-rsid="005b7486"/>
    </style:style>
    <style:style style:name="T1" style:family="text">
      <style:text-properties officeooo:rsid="0020d5a8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24ba5"/>
    </style:style>
    <style:style style:name="T4" style:family="text">
      <style:text-properties officeooo:rsid="0022fe96"/>
    </style:style>
    <style:style style:name="T5" style:family="text">
      <style:text-properties officeooo:rsid="00287327"/>
    </style:style>
    <style:style style:name="T6" style:family="text">
      <style:text-properties officeooo:rsid="002cd6b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b6c7" style:font-style-asian="italic" style:font-style-complex="italic"/>
    </style:style>
    <style:style style:name="T9" style:family="text">
      <style:text-properties fo:font-style="italic" officeooo:rsid="0032a2d9" style:font-style-asian="italic" style:font-style-complex="italic"/>
    </style:style>
    <style:style style:name="T10" style:family="text">
      <style:text-properties fo:font-style="italic" officeooo:rsid="0059093b" style:font-style-asian="italic" style:font-style-complex="italic"/>
    </style:style>
    <style:style style:name="T11" style:family="text">
      <style:text-properties fo:font-style="italic" officeooo:rsid="00450897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59093b" style:font-style-asian="normal" style:font-style-complex="normal"/>
    </style:style>
    <style:style style:name="T14" style:family="text">
      <style:text-properties fo:font-style="normal" officeooo:rsid="00450897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8ac2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8ccc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e0f2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377a95"/>
    </style:style>
    <style:style style:name="T21" style:family="text">
      <style:text-properties officeooo:rsid="0038045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a95e1" style:font-weight-asian="normal" style:font-weight-complex="normal"/>
    </style:style>
    <style:style style:name="T24" style:family="text">
      <style:text-properties fo:font-weight="normal" officeooo:rsid="003e9b23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761f6" style:font-weight-asian="bold" style:font-weight-complex="bold"/>
    </style:style>
    <style:style style:name="T27" style:family="text">
      <style:text-properties officeooo:rsid="003d7c2a"/>
    </style:style>
    <style:style style:name="T28" style:family="text">
      <style:text-properties officeooo:rsid="003e9b23"/>
    </style:style>
    <style:style style:name="T29" style:family="text">
      <style:text-properties officeooo:rsid="00423dbd"/>
    </style:style>
    <style:style style:name="T30" style:family="text">
      <style:text-properties officeooo:rsid="0048183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ire des technologies de l’information</text:p>
      <text:p text:style-name="P7">Notes de cours</text:p>
      <text:p text:style-name="P2"/>
      <text:p text:style-name="P5">Arian Dervishaj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des matières</text:p>
          </text:index-title>
          <text:p text:style-name="P27"><text:a xlink:type="simple" xlink:href="#__RefHeading___Toc119_3742632556" text:style-name="Index_20_Link" text:visited-style-name="Index_20_Link">0. Programme de l’année :<text:tab/>3</text:a></text:p>
          <text:p text:style-name="P27"><text:a xlink:type="simple" xlink:href="#__RefHeading___Toc497_1945161844" text:style-name="Index_20_Link" text:visited-style-name="Index_20_Link">1. Culture numérique<text:tab/>4</text:a></text:p>
          <text:p text:style-name="P27"><text:a xlink:type="simple" xlink:href="#__RefHeading___Toc499_1945161844" text:style-name="Index_20_Link" text:visited-style-name="Index_20_Link">2. Atelier méthodologique<text:tab/>4</text:a></text:p>
          <text:p text:style-name="P27"><text:a xlink:type="simple" xlink:href="#__RefHeading___Toc452_2630625478" text:style-name="Index_20_Link" text:visited-style-name="Index_20_Link">3. Free software vs Open source<text:tab/>4</text:a></text:p>
          <text:p text:style-name="P27"><text:a xlink:type="simple" xlink:href="#__RefHeading___Toc454_2630625478" text:style-name="Index_20_Link" text:visited-style-name="Index_20_Link">4. Communs numériques<text:tab/>5</text:a></text:p>
          <text:p text:style-name="P28"><text:a xlink:type="simple" xlink:href="#__RefHeading___Toc456_2630625478" text:style-name="Index_20_Link" text:visited-style-name="Index_20_Link">Comment les artistes touchent de l’argent<text:tab/>5</text:a></text:p>
          <text:p text:style-name="P28"><text:a xlink:type="simple" xlink:href="#__RefHeading___Toc458_2630625478" text:style-name="Index_20_Link" text:visited-style-name="Index_20_Link">Napster<text:tab/>5</text:a></text:p>
          <text:p text:style-name="P28"><text:a xlink:type="simple" xlink:href="#__RefHeading___Toc460_2630625478" text:style-name="Index_20_Link" text:visited-style-name="Index_20_Link">Licence globale Universelle<text:tab/>5</text:a></text:p>
          <text:p text:style-name="P29"><text:a xlink:type="simple" xlink:href="#__RefHeading___Toc462_2630625478" text:style-name="Index_20_Link" text:visited-style-name="Index_20_Link">Licence Creative Commons<text:tab/>5</text:a></text:p>
          <text:p text:style-name="P27"><text:a xlink:type="simple" xlink:href="#__RefHeading___Toc121_3742632556" text:style-name="Index_20_Link" text:visited-style-name="Index_20_Link">X. Recommandation de lecture<text:tab/>6</text:a></text:p>
        </text:index-body>
      </text:table-of-content>
      <text:p text:style-name="P6"/>
      <text:h text:style-name="P34" text:outline-level="1"><text:bookmark-start text:name="__RefHeading___Toc119_3742632556"/><text:span text:style-name="T6">0. </text:span>Programme de l’année :<text:bookmark-end text:name="__RefHeading___Toc119_3742632556"/></text:h>
      <text:p text:style-name="P4">26/09 Thème 1 : QCM</text:p>
      <text:p text:style-name="P31">03/10 Thème 2</text:p>
      <text:p text:style-name="P31">10/10 Thème 3 : QCM</text:p>
      <text:p text:style-name="P16">17/10 Rendez vous personnalisés pour le choix des sujets de nos mini-recherches</text:p>
      <text:p text:style-name="P16">31/10 Méthodes de collecte et de gestion de l’information</text:p>
      <text:p text:style-name="P16">07/11 Thème 4</text:p>
      <text:p text:style-name="P16">14/11 Theme 5 : QCM</text:p>
      <text:p text:style-name="P17">21/11 Thème 6</text:p>
      <text:p text:style-name="P17">28/11 Thème 7 : QCM</text:p>
      <text:p text:style-name="P17">05/12 Thème 8</text:p>
      <text:p text:style-name="P17">12/12 Thème 9 : QCM</text:p>
      <text:p text:style-name="P17">19/12 Thème 10</text:p>
      <text:p text:style-name="P17">09/01 Présentations publiquesdes résultats de nos mini-recherches</text:p>
      <text:p text:style-name="P17">16/01 Présentations publiques des résultats de nos mini-recherches</text:p>
      <text:p text:style-name="P17">23/01 Retours personnalisés sur nos présentations</text:p>
      <text:h text:style-name="P35" text:outline-level="1"/>
      <text:h text:style-name="P36" text:outline-level="1"><text:bookmark-start text:name="__RefHeading___Toc497_1945161844"/>1. Culture <text:span text:style-name="T1">numérique</text:span><text:bookmark-end text:name="__RefHeading___Toc497_1945161844"/></text:h>
      <text:p text:style-name="P12"><text:span text:style-name="T5">Les différents i</text:span>mpact<text:span text:style-name="T5">s du numérique</text:span> sur <text:span text:style-name="T5">la société </text:span>:</text:p>
      <text:p text:style-name="P8"><text:span text:style-name="T2">Santé, Travail </text:span><text:span text:style-name="T3">(automatisation, etc...)</text:span><text:span text:style-name="T2">, Modération, Ouvriers des plateforms, Données personnelles, Sociabilités, Addiction, Environnement, Dépendance.</text:span></text:p>
      <text:p text:style-name="P8"/>
      <text:p text:style-name="P11">Techno-determinisme : </text:p>
      <text:p text:style-name="P9">1. Techno-utopisme : <text:tab/><text:tab/>Tout progrès technique est bon pour la société. Exagère l’impact <text:tab/><text:tab/><text:tab/><text:tab/><text:tab/>positif de la technologie sur la société.</text:p>
      <text:p text:style-name="P9">2. <text:span text:style-name="T4">Techno-pessimisme : <text:tab/>Tout progrès technique est mauvais pour la société. Exagère l’impact <text:tab/><text:tab/><text:tab/><text:tab/>négatif de la technologie sur la société.</text:span></text:p>
      <text:p text:style-name="P10"/>
      <text:h text:style-name="P37" text:outline-level="1"><text:bookmark-start text:name="__RefHeading___Toc499_1945161844"/>2. Atelier méthodologique<text:bookmark-end text:name="__RefHeading___Toc499_1945161844"/></text:h>
      <text:p text:style-name="P13">Compétences sur lesquels on travaille :</text:p>
      <text:p text:style-name="P15">1. Capacité d’analyse</text:p>
      <text:p text:style-name="P15">2. Capacité de synthèse</text:p>
      <text:p text:style-name="P15">3. Capacité de structuration</text:p>
      <text:p text:style-name="P15"/>
      <text:h text:style-name="P38" text:outline-level="1"><text:bookmark-start text:name="__RefHeading___Toc452_2630625478"/>3. Free software vs Open source<text:bookmark-end text:name="__RefHeading___Toc452_2630625478"/></text:h>
      <text:p text:style-name="Text_20_body"><text:span text:style-name="T26">Free software : </text:span><text:span text:style-name="T23">politique, éthique, liberté.</text:span></text:p>
      <text:p text:style-name="P18"><text:tab/>Les 4 droits essentiels : Executer, Copier, Modifier, Redistribuer (gratuitement). Garanti<text:span text:style-name="T21">s</text:span> par <text:tab/>la GPL (Général Public Licen<text:span text:style-name="T20">s</text:span>e).</text:p>
      <text:p text:style-name="P19"><text:tab/>Le code source reste dans le domaine public.</text:p>
      <text:p text:style-name="P20"><text:tab/>Il reste une notion d’auteur.trice.s.</text:p>
      <text:p text:style-name="P20"><text:tab/><text:span text:style-name="T27">Peut se faire de l’argent en vendant du service (support, maintenance, matérielle).</text:span></text:p>
      <text:p text:style-name="P14">Open source : <text:span text:style-name="T24">insiste sur la technique et la communauté (C’est bien pour le buisness).</text:span></text:p>
      <text:p text:style-name="P18"><text:tab/><text:span text:style-name="T28">OSI (opensource initiative) : principal soutient c’est Google et d’autres entreprises.</text:span></text:p>
      <text:p text:style-name="P18"><text:tab/><text:span text:style-name="T28">Peut permettre des pratiques genre surveillances, piloter des drones, applications militaires.</text:span></text:p>
      <text:p text:style-name="P18"/>
      <text:p text:style-name="P21">Copyleft (par opposition a copyright)  pas uniquement sur le logiciel.</text:p>
      <text:p text:style-name="P21">FOSS : suit la méthodologie de la science.</text:p>
      <text:h text:style-name="P39" text:outline-level="1"><text:bookmark-start text:name="__RefHeading___Toc454_2630625478"/><text:soft-page-break/><text:span text:style-name="T30">4. </text:span>Communs numérique<text:span text:style-name="T30">s</text:span><text:bookmark-end text:name="__RefHeading___Toc454_2630625478"/></text:h>
      <text:p text:style-name="P23"><text:span text:style-name="T12">Fair use :</text:span> <text:tab/></text:p>
      <text:list text:style-name="L1">
        <text:list-item>
          <text:p text:style-name="P47"><text:span text:style-name="T17">B</text:span><text:span text:style-name="T15">asé sur la liberté d’expression.</text:span></text:p>
        </text:list-item>
        <text:list-item>
          <text:p text:style-name="P49">Pas besoin de demander l’autorisation. </text:p>
        </text:list-item>
        <text:list-item>
          <text:p text:style-name="P50">Exception au droit d’auteur-trice-s.</text:p>
          <text:p text:style-name="P48"><text:span text:style-name="T16"/></text:p>
        </text:list-item>
      </text:list>
      <text:p text:style-name="P25"><text:span text:style-name="T16">W</text:span><text:span text:style-name="T15">alt Disney a fait changer les lois sur les droits d’auteur-trice.s =&gt; 70 ans après la mort de l’auteur-trice et 90 ans pour une entreprise.</text:span></text:p>
      <text:p text:style-name="P25"><text:span text:style-name="T15"/></text:p>
      <text:h text:style-name="P43" text:outline-level="2"><text:bookmark-start text:name="__RefHeading___Toc456_2630625478"/>Comment les artistes touchent de l’argent<text:bookmark-end text:name="__RefHeading___Toc456_2630625478"/></text:h>
      <text:p text:style-name="P25"><text:span text:style-name="T12">Ayant-droits </text:span><text:span text:style-name="T15">(labels, studios, artistes) touchent les </text:span><text:span text:style-name="T22">royalties</text:span><text:span text:style-name="T15">. </text:span></text:p>
      <text:p text:style-name="Text_20_body"><text:span text:style-name="T15">Sociétés d’auteurs (</text:span><text:span text:style-name="T19">autorités</text:span><text:span text:style-name="T15">) vendent les droits aux radio / restaurants etc. Elles envoient l’argent touchés aux ayant-droits.</text:span></text:p>
      <text:h text:style-name="P43" text:outline-level="2"><text:bookmark-start text:name="__RefHeading___Toc458_2630625478"/>Napster<text:bookmark-end text:name="__RefHeading___Toc458_2630625478"/></text:h>
      <text:p text:style-name="P26"><text:span text:style-name="T18">D</text:span><text:span text:style-name="T15">écentralisé. </text:span><text:span text:style-name="T18">L</text:span><text:span text:style-name="T15">a plus grande bibliothèque musicale de l’époque. </text:span><text:span text:style-name="T18">Les ayant-droits ne touchent plus de royalties dessus. Démocratisation culturelle. </text:span></text:p>
      <text:p text:style-name="P25"><text:span text:style-name="T15"/></text:p>
      <text:h text:style-name="P44" text:outline-level="2"><text:bookmark-start text:name="__RefHeading___Toc460_2630625478"/>Licence globale Universelle<text:bookmark-end text:name="__RefHeading___Toc460_2630625478"/></text:h>
      <text:p text:style-name="P22">Payer sa connexion + redevance et les artistes sont payer par rapport à leurs succès. Ne <text:s/>dépend pas d’un système très centralisé à la Netflix, Spotify, etc …</text:p>
      <text:h text:style-name="P45" text:outline-level="3" text:is-list-header="true"><text:bookmark-start text:name="__RefHeading___Toc462_2630625478"/>Licence Creative Commons <text:bookmark-end text:name="__RefHeading___Toc462_2630625478"/></text:h>
      <text:p text:style-name="P22">Permis de fluidifier massivement les échanges. </text:p>
      <text:p text:style-name="P25"><text:span text:style-name="T15"/></text:p>
      <text:p text:style-name="P24"><text:span text:style-name="T16"/></text:p>
      <text:h text:style-name="P40" text:outline-level="1">5. Publicité</text:h>
      <text:p text:style-name="P32">Société de besoin → société du désir</text:p>
      <text:p text:style-name="P32">Faire des liens émotionnel pour vendredi</text:p>
      <text:p text:style-name="P32">Bernays a inventé :</text:p>
      <text:p text:style-name="P32"><text:tab/>- l’utilisation des stars</text:p>
      <text:p text:style-name="P32"><text:tab/>- placement de produit</text:p>
      <text:p text:style-name="P32"><text:tab/>- études indépendantes</text:p>
      <text:p text:style-name="P32"/>
      <text:p text:style-name="P32">A la sortie de la guerre, l’industrie américaine produit trop et la société ne suit pas. Il fallait faire en sorte que les ménages équipés continue de consommer.</text:p>
      <text:p text:style-name="P32"/>
      <text:h text:style-name="P42" text:outline-level="1">6. Cardon</text:h>
      <text:p text:style-name="P63"><text:span text:style-name="T25">Espace publique </text:span>: la ou les infos sont partagés.</text:p>
      <text:p text:style-name="P65">Comment est arrivé l’espace publique ? </text:p>
      <text:p text:style-name="P63"><text:tab/>Par la bourgeoisie dans les salons pour critiquer la monarchie.</text:p>
      <text:p text:style-name="P63"><text:tab/>Par le peuble dans les rues, aux marché etc.</text:p>
      <text:p text:style-name="P63"/>
      <text:p text:style-name="P63"><text:span text:style-name="T25">Avant </text:span>: les gate keepers (les journalistes) hierachisaient les infos a partagé. C’était une relation one to many.</text:p>
      <text:p text:style-name="P63"><text:span text:style-name="T25">Maintenant </text:span>: Plus vraiment de gate keeper. Relation : One to one + one to many.</text:p>
      <text:p text:style-name="P63">Les premiers a utilisé internet étaient les libertaires, les gens qui voulaient se mobiliser. Ce qui permet de créer des relations et des « organisations » internationales.</text:p>
      <text:h text:style-name="P46" text:outline-level="3">Hierarchisation maintenant :</text:h>
      <text:list text:style-name="L3">
        <text:list-item>
          <text:p text:style-name="P64">Les algos. Déformation marchande (nous faire rester le plus longtemps sur le site).</text:p>
        </text:list-item>
        <text:list-item>
          <text:p text:style-name="P64">L’appreciation personnelle avec nos retweet, like etc. (Il y a une responsabilité collective à juger de la qualité du contenu que l’on voit.)</text:p>
        </text:list-item>
      </text:list>
      <text:p text:style-name="P63"/>
      <text:p text:style-name="P67"><text:span text:style-name="T25">Les nouveaux gates-keepers </text:span>: Les plateformes qui capitalisent. Qui ont prit une place très importante dans l’espace publique.</text:p>
      <text:p text:style-name="P66">Esprit internet <text:span text:style-name="T22">: la bidouille, la décentralisastion, la contre culture des années 60.</text:span></text:p>
      <text:p text:style-name="P66"><text:soft-page-break/>En quoi l’esprit internet est une forme d’antitode au diagnostique fait par Cardon ?</text:p>
      <text:p text:style-name="P68">L’esprit internet qui préconnise la décentralisation etc est un antidote face aux pouvoirs qui cherchent à surveiller, controler, centraliser et monetiser l’internet.</text:p>
      <text:h text:style-name="P41" text:outline-level="1"><text:bookmark-start text:name="__RefHeading___Toc121_3742632556"/>X. Recommandation de lecture<text:bookmark-end text:name="__RefHeading___Toc121_3742632556"/></text:h>
      <text:list text:style-name="L2">
        <text:list-item>
          <text:p text:style-name="P59">Culture numérique. <text:span text:style-name="T8">Dominique Cardon</text:span></text:p>
        </text:list-item>
        <text:list-item>
          <text:p text:style-name="P59">Sciences, techniques et société. <text:span text:style-name="T7">Christophe Bonneuil, Pierre-Benoit Joly</text:span></text:p>
        </text:list-item>
        <text:list-item>
          <text:p text:style-name="P60"><text:span text:style-name="T12">Aux sources de l’utopie numérique. </text:span><text:span text:style-name="T7">Fred </text:span><text:span text:style-name="T9">T</text:span><text:span text:style-name="T7">urner</text:span></text:p>
        </text:list-item>
        <text:list-item>
          <text:p text:style-name="P51">Whole Earth. </text:p>
        </text:list-item>
        <text:list-item>
          <text:p text:style-name="P61"><text:span text:style-name="T12">Visages de la silicon valley. </text:span><text:span text:style-name="T7">Mary Beth Meehan, Fred Turner</text:span></text:p>
        </text:list-item>
        <text:list-item>
          <text:p text:style-name="P62"><text:span text:style-name="T7">MARKOFF, John, 2006. </text:span><text:a xlink:type="simple" xlink:href="https://www.penguinrandomhouse.com/books/291224/what-the-dormouse-said-by-john-markoff/" office:target-frame-name="_blank" xlink:show="new" text:style-name="Internet_20_link" text:visited-style-name="Visited_20_Internet_20_Link"><text:span text:style-name="Emphasis">What the Dormouse Said. How the Sixties Counterculture the Personal Computer Industry</text:span></text:a></text:p>
        </text:list-item>
        <text:list-item>
          <text:p text:style-name="P52">L’utopie déchue. <text:span text:style-name="T7">Félix Tréguer</text:span></text:p>
        </text:list-item>
        <text:list-item>
          <text:p text:style-name="P53">Richard stallman et la révolution du logiciel libre.</text:p>
        </text:list-item>
        <text:list-item>
          <text:p text:style-name="P53">Richard Stallaman Le logiciel libre et votre liberté. <text:span text:style-name="T29">(youtube)</text:span></text:p>
        </text:list-item>
        <text:list-item>
          <text:p text:style-name="P54">Utopie du logiciel libre, <text:span text:style-name="T7">Sébastien Broca</text:span></text:p>
        </text:list-item>
        <text:list-item>
          <text:p text:style-name="P54">Histoire de la propriété intellectuelle.</text:p>
        </text:list-item>
        <text:list-item>
          <text:p text:style-name="P58"><text:span text:style-name="T14">Incorporating the digital commons, </text:span><text:span text:style-name="T11">Benjamin J. Birkinbine</text:span></text:p>
        </text:list-item>
        <text:list-item>
          <text:p text:style-name="P57"><text:span text:style-name="Emphasis"><text:span text:style-name="T13">Comment manipuler l’opinion en démocratie</text:span></text:span><text:span text:style-name="Emphasis">, </text:span><text:span text:style-name="Emphasis"><text:span text:style-name="T10">Edward L. BERNAYS</text:span></text:span></text:p>
        </text:list-item>
        <text:list-item>
          <text:p text:style-name="P57"><text:span text:style-name="T13">Captains of Consciousness. Advertising and the social roots of consumer culture, </text:span><text:span text:style-name="T10">Stuart Ewen</text:span></text:p>
        </text:list-item>
        <text:list-item>
          <text:p text:style-name="P57"><text:span text:style-name="T13">L’internationale publicitaire, </text:span><text:span text:style-name="T10">Armand Matterlart</text:span></text:p>
        </text:list-item>
        <text:list-item>
          <text:p text:style-name="P57"><text:span text:style-name="T13">The age of surveillance capitalism : The fight for a human future at the new frontier of power, </text:span><text:span text:style-name="T10">Shoshana Zuboff</text:span></text:p>
        </text:list-item>
        <text:list-item>
          <text:p text:style-name="P57"><text:span text:style-name="T13">Désobéir à la pub, </text:span><text:span text:style-name="T10">DESOBEISSANTS</text:span></text:p>
        </text:list-item>
        <text:list-item>
          <text:p text:style-name="P69"><text:span text:style-name="T13">L</text:span><text:span text:style-name="T12">a démocratie internet,</text:span><text:span text:style-name="T7"> Dominique Cardon</text:span></text:p>
        </text:list-item>
        <text:list-item>
          <text:p text:style-name="P69"><text:span text:style-name="T12">Médiactivistes, </text:span><text:span text:style-name="T7">Dominique Cardon et Fabien Granjon</text:span></text:p>
        </text:list-item>
        <text:list-item>
          <text:p text:style-name="P55">Les nouvelles lois du web, <text:span text:style-name="T7">Romain Badouard</text:span></text:p>
        </text:list-item>
        <text:list-item>
          <text:p text:style-name="P55">Twitter et les gaz lacrymogènes, <text:span text:style-name="T7">Zeynep Tufekci</text:span></text:p>
        </text:list-item>
      </text:list>
      <text:p text:style-name="P56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fr" fo:country="FR" officeooo:rsid="001f15c1" officeooo:paragraph-rsid="001f15c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ian Dervishaj<text:tab/><text:tab/>19/09/23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10.302599618</meta:creation-date>
    <meta:generator>LibreOffice/7.6.2.1$Linux_X86_64 LibreOffice_project/60$Build-1</meta:generator>
    <dc:date>2023-11-14T14:48:47.288466424</dc:date>
    <meta:editing-duration>PT5H29M45S</meta:editing-duration>
    <meta:editing-cycles>51</meta:editing-cycles>
    <meta:document-statistic meta:table-count="0" meta:image-count="0" meta:object-count="0" meta:page-count="8" meta:paragraph-count="114" meta:word-count="933" meta:character-count="6062" meta:non-whitespace-character-count="5232"/>
  </office:meta>
</office:document-meta>
</file>